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45cm" fo:min-width="4.4cm" fo:padding-top="0.175cm" fo:padding-bottom="0.175cm" fo:padding-left="0.3cm" fo:padding-right="0.3cm" fo:wrap-option="wrap"/>
    </style:style>
    <style:style style:name="gr2" style:family="graphic" style:parent-style-name="standard">
      <style:graphic-properties svg:stroke-width="0.1cm" svg:stroke-color="#000000" draw:marker-start-width="0.65cm" draw:marker-end-width="0.6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 style:list-style-name="L1">
      <style:graphic-properties svg:stroke-width="0.1cm" svg:stroke-color="#000000" draw:marker-start-width="0.65cm" draw:marker-end-width="0.65cm" draw:fill-color="#ffffff" draw:textarea-horizontal-align="justify" draw:textarea-vertical-align="middle" draw:auto-grow-height="false" fo:min-height="2.55cm" fo:min-width="4.4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="" draw:marker-start-width="0.35cm" draw:marker-end="Fin_20_de_20_línea_20_2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margin-left="0cm" fo:margin-right="0cm" fo:text-align="center" fo:text-indent="0cm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5cm" svg:height="1.8cm" svg:x="15cm" svg:y="3.2cm">
          <text:p text:style-name="P1">Fuente VC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2.8cm" svg:x="14.9cm" svg:y="7.7cm">
          <text:p text:style-name="P3">IGBT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3.5cm" svg:x="15cm" svg:y="12.4cm">
          <text:p text:style-name="P3">Fuente</text:p>
          <text:p text:style-name="P3">Conmutada</text:p>
          <text:p text:style-name="P3">Auxiliar</text:p>
          <text:p text:style-name="P3">±24 V 50KHz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2.9cm" svg:x="21.7cm" svg:y="7.6cm">
          <text:p text:style-name="P3">Motor Trifásic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2.8cm" svg:x="8.4cm" svg:y="7.7cm">
          <text:p text:style-name="P3">Adaptación</text:p>
          <text:p text:style-name="P3">De Señal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2.8cm" svg:x="2cm" svg:y="7.8cm">
          <text:p text:style-name="P3">DSP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1cm" svg:y1="9.2cm" svg:x2="8.3cm" svg:y2="9.2cm">
          <text:p/>
        </draw:line>
        <draw:line draw:style-name="gr3" draw:text-style-name="P4" draw:layer="layout" svg:x1="13.4cm" svg:y1="9.1cm" svg:x2="15cm" svg:y2="9.1cm">
          <text:p/>
        </draw:line>
        <draw:line draw:style-name="gr3" draw:text-style-name="P4" draw:layer="layout" svg:x1="20cm" svg:y1="9.2cm" svg:x2="21.6cm" svg:y2="9.2cm">
          <text:p/>
        </draw:line>
        <draw:line draw:style-name="gr3" draw:text-style-name="P4" draw:layer="layout" svg:x1="17.5cm" svg:y1="12.3cm" svg:x2="17.5cm" svg:y2="10.4cm">
          <text:p/>
        </draw:line>
        <draw:line draw:style-name="gr3" draw:text-style-name="P4" draw:layer="layout" svg:x1="17.6cm" svg:y1="5.1cm" svg:x2="17.6cm" svg:y2="7.9cm">
          <text:p/>
        </draw:line>
        <draw:custom-shape draw:style-name="gr4" draw:text-style-name="P5" draw:layer="layout" svg:width="5cm" svg:height="2.9cm" svg:x="21.7cm" svg:y="12.8cm">
          <text:p text:style-name="P3">Encoder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2cm" svg:y1="10.5cm" svg:x2="24.2cm" svg:y2="12.8cm">
          <text:p/>
        </draw:line>
        <draw:polyline draw:style-name="gr5" draw:text-style-name="P4" draw:layer="layout" svg:width="6.899cm" svg:height="19.899cm" draw:transform="rotate (-1.5707963267949) translate (24.2cm 10.6cm)" svg:viewBox="0 0 6900 19900" draw:points="5100,0 6900,0 6900,19900 0,199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Fin_20_de_20_línea_20_1" draw:display-name="Fin de línea 1" svg:viewBox="0 0 1321 3493" svg:d="M1321 3493h-1321l661-3493z"/>
    <draw:marker draw:name="Fin_20_de_20_línea_20_2" draw:display-name="Fin de línea 2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17:00:26.863769478</meta:creation-date>
    <dc:date>2015-06-23T12:43:26.362017520</dc:date>
    <meta:editing-duration>PT23M15S</meta:editing-duration>
    <meta:editing-cycles>4</meta:editing-cycles>
    <meta:generator>LibreOffice/4.4.2.2$Linux_X86_64 LibreOffice_project/40m0$Build-2</meta:generator>
    <meta:document-statistic meta:object-count="14"/>
  </office:meta>
</office:document-meta>
</file>